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Arial" fo:font-size="5pt" fo:font-weight="bold" style:font-size-asian="4.34999990463257pt" style:font-weight-asian="bold" style:font-size-complex="5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5" style:family="paragraph">
      <style:paragraph-properties fo:text-align="start"/>
      <style:text-properties style:text-line-through-style="none" fo:font-style="normal" style:text-underline-style="none"/>
    </style:style>
    <style:style style:name="P6" style:family="paragraph">
      <style:paragraph-properties fo:text-align="star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form:form form:name="Formular" form:apply-filter="true" form:command-type="table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  <form:text form:name="AssistantName" form:control-implementation="ooo:com.sun.star.form.component.TextField" form:id="control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ate" form:control-implementation="ooo:com.sun.star.form.component.TextField" form:id="control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reatorName" form:control-implementation="ooo:com.sun.star.form.component.TextField" form:id="control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formatted-text form:name="TableField" form:control-implementation="ooo:com.sun.star.form.component.FormattedField" form:id="control4" form:readonly="true" form:convert-empty-to-null="true">
            <form:properties>
              <form:property form:property-name="DefaultControl" office:value-type="string" office:string-value="com.sun.star.form.control.FormattedField"/>
            </form:properties>
          </form:formatted-text>
          <form:formatted-text form:name="UniLogo" form:control-implementation="ooo:com.sun.star.form.component.FormattedField" form:id="control5" form:readonly="true" form:convert-empty-to-null="true">
            <form:properties>
              <form:property form:property-name="DefaultControl" office:value-type="string" office:string-value="com.sun.star.form.control.FormattedField"/>
            </form:properties>
          </form:formatted-text>
          <form:formatted-text form:name="IviLogo" form:control-implementation="ooo:com.sun.star.form.component.FormattedField" form:id="control6" form:readonly="true" form:convert-empty-to-null="true">
            <form:properties>
              <form:property form:property-name="DefaultControl" office:value-type="string" office:string-value="com.sun.star.form.control.FormattedField"/>
            </form:properties>
          </form:formatted-text>
          <form:formatted-text form:name="SenderField" form:control-implementation="ooo:com.sun.star.form.component.FormattedField" form:id="control7" form:readonly="true" form:convert-empty-to-null="true">
            <form:properties>
              <form:property form:property-name="DefaultControl" office:value-type="string" office:string-value="com.sun.star.form.control.FormattedField"/>
            </form:properties>
          </form:formatted-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control text:anchor-type="paragraph" draw:z-index="5" draw:style-name="gr3" draw:text-style-name="P6" svg:width="3.492cm" svg:height="2.611cm" svg:x="13.52cm" svg:y="-6.421cm" draw:control="control6"/><draw:control text:anchor-type="paragraph" draw:z-index="6" draw:style-name="gr3" draw:text-style-name="P6" svg:width="5.501cm" svg:height="2.5cm" svg:x="11.518cm" svg:y="-3.417cm" draw:control="control7"/><draw:control text:anchor-type="paragraph" draw:z-index="4" draw:style-name="gr3" draw:text-style-name="P6" svg:width="8.002cm" svg:height="2.001cm" svg:x="-0.483cm" svg:y="-6.417cm" draw:control="control5"/><text:span text:style-name="T2">Tätigkeitsnachweis für Herr/Frau</text:span> <draw:control text:anchor-type="as-char" draw:z-index="0" draw:style-name="gr1" draw:text-style-name="P5" svg:width="10.194cm" svg:height="0.828cm" draw:control="control1"/></text:p>
      <text:p text:style-name="P3"/>
      <text:p text:style-name="P4">Hiermit bestätigen wir das Beschäftigungsverhältnis der Hilfskraft mit dem Institutsverbund Informatik an der Universität Stuttgart in den folgenden Zeiträumen und Veranstaltungen.</text:p>
      <text:p text:style-name="P1"><draw:control text:anchor-type="paragraph" draw:z-index="3" draw:style-name="gr3" draw:text-style-name="P6" svg:width="16.003cm" svg:height="14.001cm" svg:x="0.517cm" svg:y="0.467cm" draw:control="control4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control text:anchor-type="as-char" svg:y="-0.736cm" draw:z-index="2" draw:style-name="gr2" draw:text-style-name="P5" svg:width="9.018cm" svg:height="0.502cm" draw:control="control3"/></text:p>
      <text:p text:style-name="P1"/>
      <text:p text:style-name="P1"/>
      <text:p text:style-name="P1"><text:span text:style-name="T2">Stuttgart, den</text:span> <draw:control text:anchor-type="as-char" draw:z-index="1" draw:style-name="gr1" draw:text-style-name="P5" svg:width="4.859cm" svg:height="0.5cm" draw:control="control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7.415cm" fo:margin-bottom="1.543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an Buchgraber</meta:initial-creator>
    <meta:creation-date>2010-07-10T14:31:49</meta:creation-date>
    <dc:date>2010-07-13T13:56:41</dc:date>
    <meta:editing-duration>PT02H32M54S</meta:editing-duration>
    <meta:editing-cycles>52</meta:editing-cycles>
    <meta:generator>OpenOffice.org/3.2$Unix OpenOffice.org_project/320m12$Build-9483</meta:generator>
    <dc:creator>Christian Buchgraber</dc:creator>
    <meta:document-statistic meta:table-count="0" meta:image-count="0" meta:object-count="0" meta:page-count="1" meta:paragraph-count="4" meta:word-count="26" meta:character-count="231"/>
  </office:meta>
</office:document-meta>
</file>